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9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8291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2.3811in"/>
    </style:style>
    <style:style style:name="co13" style:family="table-column">
      <style:table-column-properties fo:break-before="auto" style:column-width="2.7201in"/>
    </style:style>
    <style:style style:name="co7" style:family="table-column">
      <style:table-column-properties fo:break-before="auto" style:column-width="0.425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0.9173in"/>
    </style:style>
    <style:style style:name="co16" style:family="table-column">
      <style:table-column-properties fo:break-before="auto" style:column-width="2.6543in"/>
    </style:style>
    <style:style style:name="co17" style:family="table-column">
      <style:table-column-properties fo:break-before="auto" style:column-width="3.5283in"/>
    </style:style>
    <style:style style:name="co18" style:family="table-column">
      <style:table-column-properties fo:break-before="auto" style:column-width="2.8953in"/>
    </style:style>
    <style:style style:name="co19" style:family="table-column">
      <style:table-column-properties fo:break-before="auto" style:column-width="0.5457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1.6602in"/>
    </style:style>
    <style:style style:name="co22" style:family="table-column">
      <style:table-column-properties fo:break-before="auto" style:column-width="1.398in"/>
    </style:style>
    <style:style style:name="co23" style:family="table-column">
      <style:table-column-properties fo:break-before="auto" style:column-width="2.4035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4.6209in"/>
    </style:style>
    <style:style style:name="co26" style:family="table-column">
      <style:table-column-properties fo:break-before="auto" style:column-width="4.2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ＭＳ Ｐゴシック" style:font-name-complex="Lucida Sans"/>
    </style:style>
  </office:automatic-styles>
  <office:body>
    <office:spreadsheet>
      <table:table table:name="Repository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uthoritie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Consensu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deleteById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estMapping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findTypingByTypistAndEntryAndTypologySystem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findTypingByTypistAndEntryAndTypologySystem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</table:table>
      <table:table table:name="Service" table:style-name="ta1" table:print="false"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sav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saveEnneagramTyping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estMappingsServiceImpl</text:p>
          </table:table-cell>
          <table:table-cell office:value-type="string">
            <text:p>saveTestEntity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-&gt;cre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-&gt;upd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deleteTyping-&gt;dele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stServiceImpl</text:p>
          </table:table-cell>
          <table:table-cell office:value-type="string">
            <text:p>saveTypist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</table:table>
      <table:table table:name="Controller" table:style-name="ta1" table:print="false"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Http Status</text:p>
          </table:table-cell>
          <table:table-cell table:style-name="ce1" office:value-type="string">
            <text:p>Test Method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API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negative scenario (omit category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negative scenario (omit name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console/update_user/{name}/role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update_user/{name}/statu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 office:value-type="string">
            <text:p>negative scenario (nonexistent entry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InfoController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info/typist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/api/${api.version}/login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negative scenario (invalid user name)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/api/${api.version}/login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negative scenario (invalid password)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/api/${api.version}/login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negative scenario (disabled account)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/api/${api.version}/login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negative scenario (invalid password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negative scenario (user already exists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estMappings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/>
          <table:table-cell office:value-type="string">
            <text:p>not necessary to core functionality of the API</text:p>
          </table:table-cell>
          <table:table-cell office:value-type="string">
            <text:p>POST</text:p>
          </table:table-cell>
          <table:table-cell office:value-type="string">
            <text:p>/test/makenew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 office:value-type="string">
            <text:p>negative scenario (no entries- empty list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negative scenario (no typing for entry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negative scenario (entry doesn't exist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add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profile/{entryName}/vote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update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api/${api.version}/profile/{entryName}/vote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delete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DELETE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UserProfileController</text:p>
          </table:table-cell>
          <table:table-cell office:value-type="string">
            <text:p>viewMyProfile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my_profile</text:p>
          </table:table-cell>
          <table:table-cell table:number-columns-repeated="1014"/>
        </table:table-row>
        <table:table-row table:style-name="ro1">
          <table:table-cell table:number-columns-repeated="10" office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unable to delete repository data beforehand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9">05/19/2024</text:date>, <text:time>01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Cook</meta:initial-creator>
    <meta:creation-date>2024-04-22T18:09:54.56</meta:creation-date>
    <meta:generator>OpenOffice/4.1.7$Win32 OpenOffice.org_project/417m1$Build-9800</meta:generator>
    <dc:date>2024-05-19T01:54:22.21</dc:date>
    <dc:creator>Greg Cook</dc:creator>
    <meta:editing-duration>P23DT11H40M27S</meta:editing-duration>
    <meta:editing-cycles>101</meta:editing-cycles>
    <meta:document-statistic meta:table-count="3" meta:cell-count="580" meta:object-count="0"/>
  </office:meta>
</office:document-meta>
</file>